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130129" officeooo:paragraph-rsid="00130129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language="ru" fo:country="RU" officeooo:rsid="00132534" officeooo:paragraph-rsid="00132534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language="ru" fo:country="RU" officeooo:rsid="0013ec0c" officeooo:paragraph-rsid="0013ec0c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language="ru" fo:country="RU" officeooo:rsid="0013ec0c" officeooo:paragraph-rsid="0013ec0c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paragraph-rsid="001675d5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17644a" officeooo:paragraph-rsid="0017644a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7644a" officeooo:paragraph-rsid="0017644a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185cb3" officeooo:paragraph-rsid="00185cb3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85cb3" officeooo:paragraph-rsid="00185cb3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91815" officeooo:paragraph-rsid="00191815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c275f" officeooo:paragraph-rsid="001c275f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d7db0" officeooo:paragraph-rsid="001d7db0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f6ced" officeooo:paragraph-rsid="001f6ced"/>
    </style:style>
    <style:style style:name="P14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211502" officeooo:paragraph-rsid="00211502"/>
    </style:style>
    <style:style style:name="T1" style:family="text">
      <style:text-properties officeooo:rsid="0013ec0c"/>
    </style:style>
    <style:style style:name="T2" style:family="text">
      <style:text-properties officeooo:rsid="001675d5"/>
    </style:style>
    <style:style style:name="T3" style:family="text">
      <style:text-properties fo:language="ru" fo:country="RU" officeooo:rsid="0013ec0c"/>
    </style:style>
    <style:style style:name="T4" style:family="text">
      <style:text-properties fo:language="ru" fo:country="RU" officeooo:rsid="001675d5"/>
    </style:style>
    <style:style style:name="T5" style:family="text">
      <style:text-properties fo:language="ru" fo:country="RU" officeooo:rsid="00160d42"/>
    </style:style>
    <style:style style:name="T6" style:family="text">
      <style:text-properties fo:language="ru" fo:country="RU" style:text-underline-style="none"/>
    </style:style>
    <style:style style:name="T7" style:family="text">
      <style:text-properties fo:language="ru" fo:country="RU" style:text-underline-style="none" officeooo:rsid="001764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 да познал он мощь…</text:p>
      <text:p text:style-name="P2">Давно питаю тягу к разного рода фрэймворкам. И наконец добрался до J<text:span text:style-name="T1">Q</text:span>uery. Много, что слышал и многое хочу попробовать. Приглашаю Вас присоединиться ко мне.</text:p>
      <text:p text:style-name="P3">Не хочу тратить биты на <text:span text:style-name="T2">излишнюю</text:span> б<text:span text:style-name="T2">о</text:span>лт<text:span text:style-name="T2">о</text:span>вню и с главной страницы рассмотрим как подключается этот фрэймворк. </text:p>
      <text:p text:style-name="P4">Скачиваем J<text:span text:style-name="T2">Q</text:span>uery</text:p>
      <text:p text:style-name="P5"><text:span text:style-name="T3">Скачать это чудо </text:span><text:span text:style-name="T4">инженерной</text:span><text:span text:style-name="T3"> мысли можно с официального сайта </text:span><text:a xlink:type="simple" xlink:href="http://jquery.com/" text:style-name="Internet_20_link" text:visited-style-name="Visited_20_Internet_20_Link"><text:span text:style-name="T3">http://jquery.com/</text:span></text:a><text:span text:style-name="T3">. </text:span><text:span text:style-name="T5">Не буду вдаваться в подробности скачивания, но скажу, что на данный момент актуальна версия 3.3.1 и я буду качать и использовать сжатую версию(</text:span><text:a xlink:type="simple" xlink:href="https://code.jquery.com/jquery-3.3.1.min.js" text:style-name="Internet_20_link" text:visited-style-name="Visited_20_Internet_20_Link">Download the compressed, production jQuery 3.3.1</text:a><text:span text:style-name="T5">). </text:span><text:span text:style-name="T7">Сохраним файл в попке нашего проекта.</text:span></text:p>
      <text:p text:style-name="P6"><text:span text:style-name="T6">Подключение JQuery</text:span></text:p>
      <text:p text:style-name="P7"><text:span text:style-name="T6">Подключается Jquery также как обычный JavaScript.</text:span></text:p>
      <text:p text:style-name="P7"><text:span text:style-name="T6">&amp;ltscript src = «js/jquery.js»&gt;&amp;lt/script&gt;</text:span></text:p>
      <text:p text:style-name="P9"><text:span text:style-name="T6">Нужно помнить, что Jquery подключается перед другими скриптами js, иначе он просто не будет работать.</text:span></text:p>
      <text:p text:style-name="P8"><text:span text:style-name="T6">Начало работы</text:span></text:p>
      <text:p text:style-name="P9"><text:span text:style-name="T6">Многие рекомендуют перед началом, работы в главном js скрипте прописать следующую инструкцию:</text:span></text:p>
      <text:p text:style-name="P9"><text:span text:style-name="T6">$(document).ready(function(){</text:span></text:p>
      <text:p text:style-name="P9"><text:span text:style-name="T6">})</text:span></text:p>
      <text:p text:style-name="P10"><text:span text:style-name="T6">И уже в этой функции писать весь остальной код. Сама инструкция говорит «Когда весь документ будет готов, выполни эту функцию». Не могу с этим не согласиться, это значительно ускорит загрузку страницы. </text:span></text:p>
      <text:p text:style-name="P14"><text:span text:style-name="T6">Проба пера</text:span></text:p>
      <text:p text:style-name="P11"><text:span text:style-name="T6">Попробуем написать, что-нибудь. Самый частый пример — это обработка событий при нажатии на кнопку. Не буду выделяться так как сам еще изучаю JQ.</text:span></text:p>
      <text:p text:style-name="P11"><text:span text:style-name="T6">В html:</text:span></text:p>
      <text:p text:style-name="P11"><text:span text:style-name="T6">&amp;ltbutton id = «kah»&gt; Kill All Humans &amp;lt/button&gt;</text:span></text:p>
      <text:p text:style-name="P12"><text:span text:style-name="T6">В JS:</text:span></text:p>
      <text:p text:style-name="P13"><text:span text:style-name="T6">$(#kah).on(«click»,function(){</text:span></text:p>
      <text:p text:style-name="P13"><text:span text:style-name="T6">echo «Hello! I am Jquery. I am here to kill all humans!»</text:span></text:p>
      <text:p text:style-name="P13"><text:span text:style-name="T6">}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4:52:16.029010875</meta:creation-date>
    <dc:date>2018-11-05T18:01:36.236295281</dc:date>
    <meta:editing-duration>PT37M5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15" meta:character-count="1463" meta:non-whitespace-character-count="1267"/>
  </office:meta>
</office:document-meta>
</file>